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fPanel.get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nfPanel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configure( XPathAssertion asser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ConfPanel.setValidate( boolean valida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isToler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getTolera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ConfPanel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XMLConfPanel( boolean isDoubleBuff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f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nfPanel.modifyTestElement( XPathAssertion asser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ConfPanel.get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nfPanel.s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ConfPanel.XMLConf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fPanel.setWhitespace( boolean whit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setNamespace( boolean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get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nfPanel.i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setTolerant( boolean toler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Panel.toler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